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7.281cm"/>
    </style:style>
    <style:style style:name="co9" style:family="table-column">
      <style:table-column-properties fo:break-before="auto" style:column-width="3.637cm"/>
    </style:style>
    <style:style style:name="co10" style:family="table-column">
      <style:table-column-properties fo:break-before="auto" style:column-width="3.743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itesse Moteur</text:p>
          </table:table-cell>
          <table:table-cell office:value-type="string" calcext:value-type="string">
            <text:p>Fr�quence aquisition</text:p>
          </table:table-cell>
          <table:table-cell office:value-type="string" calcext:value-type="string">
            <text:p>Temps de simulation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consigne vitesse moteur</text:p>
          </table:table-cell>
          <table:table-cell office:value-type="string" calcext:value-type="string">
            <text:p>consigne vitesse min</text:p>
          </table:table-cell>
          <table:table-cell office:value-type="string" calcext:value-type="string">
            <text:p>consigne vitesse max</text:p>
          </table:table-cell>
          <table:table-cell office:value-type="string" calcext:value-type="string">
            <text:p>Nombre de pallier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5" office:value-type="string" calcext:value-type="string">
            <text:p>Nombre de points théorique total à 5 ms</text:p>
          </table:table-cell>
          <table:table-cell table:style-name="ce6" table:formula="of:=5000/5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5" office:value-type="string" calcext:value-type="string">
            <text:p>Nombre de points réels <text:s/>total</text:p>
          </table:table-cell>
          <table:table-cell table:style-name="ce6" table:formula="of:=608-1"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5" office:value-type="string" calcext:value-type="string">
            <text:p>Période d’échantillonnage réelle (ms)</text:p>
          </table:table-cell>
          <table:table-cell table:style-name="ce6" table:formula="of:=5000/[.J4]" office:value-type="float" office:value="8.23723228995058" calcext:value-type="float">
            <text:p>8,2372322899505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5" office:value-type="string" calcext:value-type="string">
            <text:p>Temps de calcul (ms)</text:p>
          </table:table-cell>
          <table:table-cell table:style-name="ce6" table:formula="of:=[.J5]-5" office:value-type="float" office:value="3.23723228995058" calcext:value-type="float">
            <text:p>3,2372322899505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96" calcext:value-type="float">
            <text:p>439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04" calcext:value-type="float">
            <text:p>460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07" calcext:value-type="float">
            <text:p>490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 style:data-style-name="N2" text:time-value="13:19:11.5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6T13:06:28.541000000</dc:date>
    <meta:editing-duration>PT7M14S</meta:editing-duration>
    <meta:editing-cycles>4</meta:editing-cycles>
    <meta:generator>LibreOffice/7.2.5.2$Windows_X86_64 LibreOffice_project/499f9727c189e6ef3471021d6132d4c694f357e5</meta:generator>
    <meta:document-statistic meta:table-count="1" meta:cell-count="1850" meta:object-count="0"/>
  </office:meta>
</office:document-meta>
</file>